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me_at_the_zoo</text:p>
          </table:table-cell>
          <table:table-cell table:style-name="ce2" office:value-type="float" office:value="516558">
            <text:p>516558</text:p>
          </table:table-cell>
          <table:table-cell table:number-columns-repeated="1022"/>
        </table:table-row>
        <table:table-row table:style-name="ro1">
          <table:table-cell office:value-type="string">
            <text:p>videos_worth_spreading</text:p>
          </table:table-cell>
          <table:table-cell table:style-name="ce3" office:value-type="float" office:value="610550">
            <text:p>610550</text:p>
          </table:table-cell>
          <table:table-cell/>
          <table:table-cell office:value-type="float" office:value="40">
            <text:p>40</text:p>
          </table:table-cell>
          <table:table-cell table:style-name="ce5" office:value-type="float" office:value="2613263">
            <text:p>2613263</text:p>
          </table:table-cell>
          <table:table-cell table:number-columns-repeated="1019"/>
        </table:table-row>
        <table:table-row table:style-name="ro1">
          <table:table-cell office:value-type="string">
            <text:p>trending_today</text:p>
          </table:table-cell>
          <table:table-cell table:style-name="ce2" office:value-type="float" office:value="499966">
            <text:p>499966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2628109">
            <text:p>2628109</text:p>
          </table:table-cell>
          <table:table-cell table:number-columns-repeated="1019"/>
        </table:table-row>
        <table:table-row table:style-name="ro1">
          <table:table-cell office:value-type="string">
            <text:p>kittens</text:p>
          </table:table-cell>
          <table:table-cell table:style-name="ce4" office:value-type="float" office:value="1024659">
            <text:p>1024659</text:p>
          </table:table-cell>
          <table:table-cell/>
          <table:table-cell office:value-type="float" office:value="20">
            <text:p>20</text:p>
          </table:table-cell>
          <table:table-cell table:style-name="ce5" office:value-type="float" office:value="2638033">
            <text:p>26380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5" office:value-type="float" office:value="2641955">
            <text:p>2641955</text:p>
          </table:table-cell>
          <table:table-cell table:number-columns-repeated="1019"/>
        </table:table-row>
        <table:table-row table:style-name="ro1">
          <table:table-cell/>
          <table:table-cell table:formula="of:=SUM([.B1:.B4])" office:value-type="float" office:value="2651733">
            <text:p>2651733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2651999">
            <text:p>2651999</text:p>
          </table:table-cell>
          <table:table-cell table:formula="of:=[.E6]-[.B6]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float" office:value="2586837">
            <text:p>2586837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2650005">
            <text:p>2650005</text:p>
          </table:table-cell>
          <table:table-cell table:formula="of:=[.E7]-[.B6]" office:value-type="float" office:value="-1728">
            <text:p>-17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6" office:value-type="float" office:value="2649544">
            <text:p>2649544</text:p>
          </table:table-cell>
          <table:table-cell table:formula="of:=[.E8]-[.B6]" office:value-type="float" office:value="-2189">
            <text:p>-2189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office:value-type="float" office:value="4">
            <text:p>4</text:p>
          </table:table-cell>
          <table:table-cell table:style-name="ce6" office:value-type="float" office:value="2646990">
            <text:p>2646990</text:p>
          </table:table-cell>
          <table:table-cell table:formula="of:=[.E9]-[.B6]" office:value-type="float" office:value="-4743">
            <text:p>-4743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7-03-2017</text:date>, <text:time>23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0:14:45.956901378</meta:creation-date>
    <dc:date>2017-03-07T23:12:26.47</dc:date>
    <meta:editing-duration>PT9H3M5S</meta:editing-duration>
    <meta:editing-cycles>2</meta:editing-cycles>
    <meta:generator>OpenOffice/4.1.1$Win32 OpenOffice.org_project/411m6$Build-9775</meta:generator>
    <dc:creator>Erik Baalhuis</dc:creator>
    <meta:document-statistic meta:table-count="1" meta:cell-count="31" meta:object-count="0"/>
  </office:meta>
</office:document-meta>
</file>